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7796" officeooo:paragraph-rsid="00158987"/>
    </style:style>
    <style:style style:name="P2" style:family="paragraph" style:parent-style-name="Standard">
      <style:text-properties fo:font-size="12pt" fo:language="en" fo:country="GB" officeooo:rsid="00147796" officeooo:paragraph-rsid="00158987" style:font-size-asian="12pt"/>
    </style:style>
    <style:style style:name="P3" style:family="paragraph" style:parent-style-name="Standard">
      <style:paragraph-properties fo:text-align="center" style:justify-single-word="false"/>
      <style:text-properties style:font-name="GoudyHanD" fo:font-size="36pt" fo:language="en" fo:country="GB" officeooo:rsid="000c815b" officeooo:paragraph-rsid="00158987" style:font-size-asian="36pt" style:font-name-complex="GoudyHanD"/>
    </style:style>
    <style:style style:name="P4" style:family="paragraph" style:parent-style-name="Standard">
      <style:paragraph-properties fo:text-align="center" style:justify-single-word="false"/>
      <style:text-properties style:font-name="GoudyHanD" fo:font-size="18pt" fo:language="en" fo:country="GB" fo:font-weight="bold" officeooo:paragraph-rsid="00158987" style:font-size-asian="18pt" style:font-weight-asian="bold" style:font-name-complex="GoudyHanD"/>
    </style:style>
    <style:style style:name="P5" style:family="paragraph" style:parent-style-name="Standard">
      <style:paragraph-properties fo:text-align="center" style:justify-single-word="false"/>
      <style:text-properties style:font-name="CenturyCdITCTT-Light" fo:font-size="24pt" fo:language="en" fo:country="GB" officeooo:paragraph-rsid="00158987" style:font-size-asian="24pt" style:font-name-complex="CenturyCdITCTT-Light"/>
    </style:style>
    <style:style style:name="P6" style:family="paragraph" style:parent-style-name="Standard">
      <style:paragraph-properties fo:break-before="page"/>
      <style:text-properties officeooo:rsid="00147796" officeooo:paragraph-rsid="00147796"/>
    </style:style>
    <style:style style:name="P7" style:family="paragraph" style:parent-style-name="Table_20_Contents">
      <style:text-properties officeooo:rsid="001369ae" officeooo:paragraph-rsid="00158987"/>
    </style:style>
    <style:style style:name="P8" style:family="paragraph" style:parent-style-name="Table_20_Contents">
      <style:text-properties officeooo:rsid="0018d537" officeooo:paragraph-rsid="00158987"/>
    </style:style>
    <style:style style:name="P9" style:family="paragraph" style:parent-style-name="Table_20_Contents">
      <style:text-properties officeooo:rsid="001d536f" officeooo:paragraph-rsid="00158987"/>
    </style:style>
    <style:style style:name="P10"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8987" style:font-size-asian="36pt" style:font-name-complex="GoudyHanD"/>
    </style:style>
    <style:style style:name="P11" style:family="paragraph" style:parent-style-name="Standard" style:list-style-name="L1">
      <style:text-properties officeooo:rsid="00147796" officeooo:paragraph-rsid="00147796"/>
    </style:style>
    <style:style style:name="P12" style:family="paragraph" style:parent-style-name="Standard" style:list-style-name="L1">
      <style:text-properties officeooo:rsid="00147796" officeooo:paragraph-rsid="00158987"/>
    </style:style>
    <style:style style:name="P13" style:family="paragraph" style:parent-style-name="Standard" style:list-style-name="L1">
      <style:text-properties officeooo:rsid="00147796" officeooo:paragraph-rsid="001b038c"/>
    </style:style>
    <style:style style:name="P14" style:family="paragraph" style:parent-style-name="Standard">
      <style:text-properties officeooo:rsid="00147796" officeooo:paragraph-rsid="00147796"/>
    </style:style>
    <style:style style:name="P15" style:family="paragraph" style:parent-style-name="Standard" style:list-style-name="L2">
      <style:text-properties officeooo:rsid="0005b7fd" officeooo:paragraph-rsid="00196e89"/>
    </style:style>
    <style:style style:name="P16" style:family="paragraph" style:parent-style-name="Standard" style:list-style-name="L3">
      <style:text-properties officeooo:rsid="0005b7fd" officeooo:paragraph-rsid="00196e89"/>
    </style:style>
    <style:style style:name="P17" style:family="paragraph" style:parent-style-name="Standard" style:list-style-name="L4">
      <style:text-properties officeooo:rsid="00158987" officeooo:paragraph-rsid="00196e89"/>
    </style:style>
    <style:style style:name="P18" style:family="paragraph" style:parent-style-name="Standard" style:list-style-name="L5">
      <style:text-properties officeooo:rsid="00119d2f" officeooo:paragraph-rsid="00158987"/>
    </style:style>
    <style:style style:name="P19" style:family="paragraph" style:parent-style-name="Standard" style:list-style-name="L30">
      <style:text-properties officeooo:rsid="00119d2f" officeooo:paragraph-rsid="00158987"/>
    </style:style>
    <style:style style:name="P20" style:family="paragraph" style:parent-style-name="Standard" style:list-style-name="L6">
      <style:text-properties officeooo:rsid="001ac830" officeooo:paragraph-rsid="00158987"/>
    </style:style>
    <style:style style:name="P21" style:family="paragraph" style:parent-style-name="Standard" style:list-style-name="L7">
      <style:text-properties officeooo:rsid="001ac830" officeooo:paragraph-rsid="00158987"/>
    </style:style>
    <style:style style:name="P22" style:family="paragraph" style:parent-style-name="Standard" style:list-style-name="L27">
      <style:text-properties officeooo:rsid="001ac830" officeooo:paragraph-rsid="00158987"/>
    </style:style>
    <style:style style:name="P23" style:family="paragraph" style:parent-style-name="Standard" style:list-style-name="L8">
      <style:text-properties officeooo:paragraph-rsid="00158987"/>
    </style:style>
    <style:style style:name="P24" style:family="paragraph" style:parent-style-name="Standard" style:list-style-name="L9">
      <style:text-properties officeooo:rsid="001d536f" officeooo:paragraph-rsid="00158987"/>
    </style:style>
    <style:style style:name="P25" style:family="paragraph" style:parent-style-name="Standard" style:list-style-name="L21">
      <style:text-properties officeooo:rsid="001d536f" officeooo:paragraph-rsid="00158987"/>
    </style:style>
    <style:style style:name="P26" style:family="paragraph" style:parent-style-name="Standard" style:list-style-name="L22">
      <style:text-properties officeooo:rsid="001d536f" officeooo:paragraph-rsid="00158987"/>
    </style:style>
    <style:style style:name="P27" style:family="paragraph" style:parent-style-name="Standard" style:list-style-name="L23">
      <style:text-properties officeooo:rsid="001d536f" officeooo:paragraph-rsid="00158987"/>
    </style:style>
    <style:style style:name="P28" style:family="paragraph" style:parent-style-name="Standard" style:list-style-name="L24">
      <style:text-properties officeooo:rsid="001d536f" officeooo:paragraph-rsid="00158987"/>
    </style:style>
    <style:style style:name="P29" style:family="paragraph" style:parent-style-name="Standard" style:list-style-name="L25">
      <style:text-properties officeooo:rsid="001d536f" officeooo:paragraph-rsid="00158987"/>
    </style:style>
    <style:style style:name="P30" style:family="paragraph" style:parent-style-name="Standard" style:list-style-name="L29">
      <style:text-properties officeooo:rsid="001d536f" officeooo:paragraph-rsid="00158987"/>
    </style:style>
    <style:style style:name="P31" style:family="paragraph" style:parent-style-name="Standard">
      <style:text-properties officeooo:rsid="001d536f" officeooo:paragraph-rsid="00158987"/>
    </style:style>
    <style:style style:name="P32" style:family="paragraph" style:parent-style-name="Standard" style:list-style-name="L33">
      <style:text-properties officeooo:rsid="001d536f" officeooo:paragraph-rsid="00158987"/>
    </style:style>
    <style:style style:name="P33" style:family="paragraph" style:parent-style-name="Standard" style:list-style-name="L10">
      <style:text-properties officeooo:rsid="00061c8b" officeooo:paragraph-rsid="00158987"/>
    </style:style>
    <style:style style:name="P34" style:family="paragraph" style:parent-style-name="Standard" style:list-style-name="L11">
      <style:text-properties officeooo:rsid="00061c8b" officeooo:paragraph-rsid="00158987"/>
    </style:style>
    <style:style style:name="P35" style:family="paragraph" style:parent-style-name="Standard" style:list-style-name="L10">
      <style:text-properties officeooo:rsid="000cb6c9" officeooo:paragraph-rsid="00158987"/>
    </style:style>
    <style:style style:name="P36" style:family="paragraph" style:parent-style-name="Standard" style:list-style-name="L11">
      <style:text-properties officeooo:rsid="000cb6c9" officeooo:paragraph-rsid="00158987"/>
    </style:style>
    <style:style style:name="P37" style:family="paragraph" style:parent-style-name="Standard" style:list-style-name="L14">
      <style:text-properties officeooo:rsid="000cb6c9" officeooo:paragraph-rsid="00158987"/>
    </style:style>
    <style:style style:name="P38" style:family="paragraph" style:parent-style-name="Standard" style:list-style-name="L12">
      <style:text-properties officeooo:rsid="0018d537" officeooo:paragraph-rsid="00158987"/>
    </style:style>
    <style:style style:name="P39" style:family="paragraph" style:parent-style-name="Standard" style:list-style-name="L13">
      <style:text-properties officeooo:rsid="0018d537" officeooo:paragraph-rsid="00158987"/>
    </style:style>
    <style:style style:name="P40" style:family="paragraph" style:parent-style-name="Standard" style:list-style-name="L14">
      <style:text-properties officeooo:rsid="000d82e9" officeooo:paragraph-rsid="00158987"/>
    </style:style>
    <style:style style:name="P41" style:family="paragraph" style:parent-style-name="Standard" style:list-style-name="L15">
      <style:text-properties officeooo:rsid="000d82e9" officeooo:paragraph-rsid="00158987"/>
    </style:style>
    <style:style style:name="P42" style:family="paragraph" style:parent-style-name="Standard" style:list-style-name="L16">
      <style:text-properties officeooo:rsid="000d82e9" officeooo:paragraph-rsid="00158987"/>
    </style:style>
    <style:style style:name="P43" style:family="paragraph" style:parent-style-name="Standard" style:list-style-name="L17">
      <style:text-properties officeooo:rsid="000e0eea" officeooo:paragraph-rsid="00158987"/>
    </style:style>
    <style:style style:name="P44" style:family="paragraph" style:parent-style-name="Standard" style:list-style-name="L18">
      <style:text-properties officeooo:rsid="000e0eea" officeooo:paragraph-rsid="00158987"/>
    </style:style>
    <style:style style:name="P45" style:family="paragraph" style:parent-style-name="Standard" style:list-style-name="L18">
      <style:text-properties officeooo:rsid="001bf534" officeooo:paragraph-rsid="00158987"/>
    </style:style>
    <style:style style:name="P46" style:family="paragraph" style:parent-style-name="Standard" style:list-style-name="L19">
      <style:text-properties officeooo:rsid="001bf534" officeooo:paragraph-rsid="00158987"/>
    </style:style>
    <style:style style:name="P47" style:family="paragraph" style:parent-style-name="Standard" style:list-style-name="L20">
      <style:text-properties officeooo:rsid="001bf534" officeooo:paragraph-rsid="00158987"/>
    </style:style>
    <style:style style:name="P48" style:family="paragraph" style:parent-style-name="Standard" style:list-style-name="L21">
      <style:text-properties officeooo:rsid="001bf534" officeooo:paragraph-rsid="00158987"/>
    </style:style>
    <style:style style:name="P49" style:family="paragraph" style:parent-style-name="Standard" style:list-style-name="L22">
      <style:text-properties officeooo:rsid="001bf534" officeooo:paragraph-rsid="00158987"/>
    </style:style>
    <style:style style:name="P50" style:family="paragraph" style:parent-style-name="Standard" style:list-style-name="L26">
      <style:text-properties officeooo:paragraph-rsid="001b038c"/>
    </style:style>
    <style:style style:name="P51" style:family="paragraph" style:parent-style-name="Standard" style:list-style-name="L27">
      <style:text-properties officeooo:rsid="0012bb86" officeooo:paragraph-rsid="00158987"/>
    </style:style>
    <style:style style:name="P52" style:family="paragraph" style:parent-style-name="Standard" style:list-style-name="L28">
      <style:text-properties officeooo:rsid="0019b757" officeooo:paragraph-rsid="00158987"/>
    </style:style>
    <style:style style:name="P53" style:family="paragraph" style:parent-style-name="Standard" style:list-style-name="L8">
      <style:text-properties officeooo:rsid="00196e89" officeooo:paragraph-rsid="00196e89"/>
    </style:style>
    <style:style style:name="P54" style:family="paragraph" style:parent-style-name="Standard" style:list-style-name="L1">
      <style:text-properties officeooo:rsid="001b038c" officeooo:paragraph-rsid="001b038c"/>
    </style:style>
    <style:style style:name="P55" style:family="paragraph" style:parent-style-name="Standard" style:list-style-name="L26">
      <style:text-properties officeooo:rsid="001b038c" officeooo:paragraph-rsid="001b038c"/>
    </style:style>
    <style:style style:name="P56" style:family="paragraph" style:parent-style-name="Standard" style:list-style-name="L34">
      <style:text-properties officeooo:paragraph-rsid="001b038c"/>
    </style:style>
    <style:style style:name="P57" style:family="paragraph" style:parent-style-name="Standard">
      <style:paragraph-properties fo:break-before="page"/>
      <style:text-properties officeooo:rsid="001d536f" officeooo:paragraph-rsid="00158987"/>
    </style:style>
    <style:style style:name="P58" style:family="paragraph" style:parent-style-name="Standard">
      <style:paragraph-properties fo:break-before="page"/>
      <style:text-properties officeooo:rsid="00147796" officeooo:paragraph-rsid="00147796"/>
    </style:style>
    <style:style style:name="P59" style:family="paragraph" style:parent-style-name="Table_20_Contents">
      <style:text-properties officeooo:rsid="00196e89" officeooo:paragraph-rsid="00196e89"/>
    </style:style>
    <style:style style:name="T1" style:family="text">
      <style:text-properties officeooo:rsid="00158987"/>
    </style:style>
    <style:style style:name="T2" style:family="text">
      <style:text-properties style:text-position="super 58%"/>
    </style:style>
    <style:style style:name="T3" style:family="text">
      <style:text-properties officeooo:rsid="000e0eea"/>
    </style:style>
    <style:style style:name="T4" style:family="text">
      <style:text-properties officeooo:rsid="0018d537"/>
    </style:style>
    <style:style style:name="T5" style:family="text">
      <style:text-properties officeooo:rsid="000d82e9"/>
    </style:style>
    <style:style style:name="T6" style:family="text">
      <style:text-properties officeooo:rsid="001a8a7c"/>
    </style:style>
    <style:style style:name="T7" style:family="text">
      <style:text-properties officeooo:rsid="0016927a"/>
    </style:style>
    <style:style style:name="T8" style:family="text">
      <style:text-properties officeooo:rsid="0017a30b"/>
    </style:style>
    <style:style style:name="T9" style:family="text">
      <style:text-properties officeooo:rsid="00196e89"/>
    </style:style>
    <style:style style:name="T10" style:family="text">
      <style:text-properties style:text-position="0% 100%"/>
    </style:style>
    <style:style style:name="T11" style:family="text">
      <style:text-properties officeooo:rsid="001b038c"/>
    </style:style>
    <style:style style:name="T12" style:family="text">
      <style:text-properties officeooo:rsid="001d53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sign</text:p>
      <text:p text:style-name="P3">Documentation</text:p>
      <text:p text:style-name="P5"/>
      <text:p text:style-name="P4">Distributed Global State Monitoring</text:p>
      <text:p text:style-name="P4"/>
      <text:p text:style-name="P4">Andrew Azores</text:p>
      <text:p text:style-name="P4">Evan Holtrop</text:p>
      <text:p text:style-name="P4">Jazz Kersell</text:p>
      <text:p text:style-name="P4">Darren Kitamura</text:p>
      <text:p text:style-name="P2"/>
      <text:p text:style-name="P6"/>
      <text:list xml:id="list8675992486583771492" text:style-name="L1">
        <text:list-item>
          <text:list>
            <text:list-item>
              <text:p text:style-name="P11">Introduction</text:p>
              <text:list>
                <text:list-item>
                  <text:p text:style-name="P11">Purpose</text:p>
                </text:list-item>
                <text:list-item>
                  <text:p text:style-name="P11">Description</text:p>
                </text:list-item>
                <text:list-item>
                  <text:p text:style-name="P11">Scope</text:p>
                </text:list-item>
              </text:list>
            </text:list-item>
            <text:list-item>
              <text:p text:style-name="P11">Design Principles</text:p>
              <text:list>
                <text:list-item>
                  <text:p text:style-name="P11">Distributed Network</text:p>
                </text:list-item>
                <text:list-item>
                  <text:p text:style-name="P11">Threads</text:p>
                </text:list-item>
                <text:list-item>
                  <text:p text:style-name="P11">Modularity</text:p>
                </text:list-item>
              </text:list>
            </text:list-item>
            <text:list-item>
              <text:p text:style-name="P11">Development Details</text:p>
              <text:list>
                <text:list-item>
                  <text:p text:style-name="P11">Language of Implementation</text:p>
                </text:list-item>
                <text:list-item>
                  <text:p text:style-name="P11">Supported Frameworks/API</text:p>
                </text:list-item>
                <text:list-item>
                  <text:p text:style-name="P11">Time line of Critical Components</text:p>
                </text:list-item>
              </text:list>
            </text:list-item>
            <text:list-item>
              <text:p text:style-name="P11">Component Overview</text:p>
              <text:list>
                <text:list-item>
                  <text:p text:style-name="P11">Network Module</text:p>
                  <text:list>
                    <text:list-item>
                      <text:p text:style-name="P11">Device Info</text:p>
                    </text:list-item>
                    <text:list-item>
                      <text:p text:style-name="P11">Device Location</text:p>
                    </text:list-item>
                    <text:list-item>
                      <text:p text:style-name="P11">Network Peer Identifier</text:p>
                    </text:list-item>
                    <text:list-item>
                      <text:p text:style-name="P11">Payload Object</text:p>
                    </text:list-item>
                    <text:list-item>
                      <text:p text:style-name="P11">Capstone Service</text:p>
                    </text:list-item>
                    <text:list-item>
                      <text:p text:style-name="P11">Capstone Server</text:p>
                    </text:list-item>
                  </text:list>
                </text:list-item>
                <text:list-item>
                  <text:p text:style-name="P11">Monitor Module</text:p>
                  <text:list>
                    <text:list-item>
                      <text:p text:style-name="P11">Event</text:p>
                    </text:list-item>
                    <text:list-item>
                      <text:p text:style-name="P11">Token</text:p>
                    </text:list-item>
                    <text:list-item>
                      <text:p text:style-name="P11">Vector Clock</text:p>
                    </text:list-item>
                    <text:list-item>
                      <text:p text:style-name="P11">Valuation</text:p>
                    </text:list-item>
                    <text:list-item>
                      <text:p text:style-name="P11">Process State</text:p>
                    </text:list-item>
                    <text:list-item>
                      <text:p text:style-name="P11">Automation</text:p>
                    </text:list-item>
                    <text:list-item>
                      <text:p text:style-name="P11">Automation State</text:p>
                    </text:list-item>
                    <text:list-item>
                      <text:p text:style-name="P11">Automation Transition</text:p>
                    </text:list-item>
                    <text:list-item>
                      <text:p text:style-name="P11">Conjunct</text:p>
                    </text:list-item>
                    <text:list-item>
                      <text:p text:style-name="P11">Boolean Expression Tree</text:p>
                    </text:list-item>
                    <text:list-item>
                      <text:p text:style-name="P11">Global View</text:p>
                    </text:list-item>
                  </text:list>
                </text:list-item>
              </text:list>
            </text:list-item>
            <text:list-item>
              <text:p text:style-name="P11">System Architecture</text:p>
            </text:list-item>
            <text:list-item>
              <text:p text:style-name="P11">Communication Protocol</text:p>
            </text:list-item>
            <text:list-item>
              <text:p text:style-name="P11">Monitor Algorithm Overview</text:p>
            </text:list-item>
            <text:list-item>
              <text:p text:style-name="P11">Future Changes</text:p>
              <text:list>
                <text:list-item>
                  <text:p text:style-name="P11">Drone Implementation</text:p>
                </text:list-item>
              </text:list>
            </text:list-item>
          </text:list>
        </text:list-item>
      </text:list>
      <text:p text:style-name="P14"/>
      <text:p text:style-name="P6"/>
      <text:list xml:id="list173556160698535" text:continue-list="list8675992486583771492" text:style-name="L1">
        <text:list-item>
          <text:list>
            <text:list-item text:start-value="1">
              <text:p text:style-name="P11">Introduction</text:p>
              <text:list>
                <text:list-item>
                  <text:p text:style-name="P11">Purpose</text:p>
                </text:list-item>
              </text:list>
            </text:list-item>
          </text:list>
        </text:list-item>
      </text:list>
      <text:list xml:id="list239975875334228022" text:style-name="L2">
        <text:list-item>
          <text:list>
            <text:list-item>
              <text:list>
                <text:list-item>
                  <text:list>
                    <text:list-item>
                      <text:p text:style-name="P15">The Purpose of this project is to provide a proof of concept for a paper provided by the supervising professor. </text:p>
                    </text:list-item>
                    <text:list-item>
                      <text:p text:style-name="P15">We will also be implementing the algorithm over a distributed network.</text:p>
                    </text:list-item>
                  </text:list>
                </text:list-item>
              </text:list>
            </text:list-item>
          </text:list>
        </text:list-item>
      </text:list>
      <text:list xml:id="list173554728067656" text:continue-list="list173556160698535" text:style-name="L1">
        <text:list-item>
          <text:list>
            <text:list-item>
              <text:list>
                <text:list-item>
                  <text:p text:style-name="P12">Description</text:p>
                </text:list-item>
              </text:list>
            </text:list-item>
          </text:list>
        </text:list-item>
      </text:list>
      <text:list xml:id="list1511621365635770808" text:style-name="L3">
        <text:list-item>
          <text:list>
            <text:list-item>
              <text:list>
                <text:list-item>
                  <text:p text:style-name="P16">The Purpose of this project is to provide a proof of concept for a paper provided by the supervising professor. </text:p>
                </text:list-item>
                <text:list-item>
                  <text:p text:style-name="P16">We will also be implementing the algorithm over a distributed network.</text:p>
                </text:list-item>
              </text:list>
            </text:list-item>
          </text:list>
        </text:list-item>
      </text:list>
      <text:list xml:id="list173554788788010" text:continue-list="list173554728067656" text:style-name="L1">
        <text:list-item>
          <text:list>
            <text:list-item>
              <text:list>
                <text:list-item>
                  <text:p text:style-name="P12">Scope</text:p>
                </text:list-item>
              </text:list>
            </text:list-item>
          </text:list>
        </text:list-item>
      </text:list>
      <text:list xml:id="list1702287352968134262" text:style-name="L4">
        <text:list-item>
          <text:list>
            <text:list-item>
              <text:list>
                <text:list-item>
                  <text:p text:style-name="P17">The scope of this project is to create an easy to use interface that will allow ou<text:span text:style-name="T9">r</text:span> professor to expand <text:span text:style-name="T9">and</text:span> develop other applications. </text:p>
                </text:list-item>
                <text:list-item>
                  <text:p text:style-name="P17">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item>
      </text:list>
      <text:list xml:id="list173554867334962" text:continue-list="list173554788788010" text:style-name="L1">
        <text:list-item>
          <text:list>
            <text:list-item>
              <text:p text:style-name="P11">Design Principles</text:p>
              <text:list>
                <text:list-item>
                  <text:p text:style-name="P12">Distributed Net<text:span text:style-name="T1">wor</text:span>k</text:p>
                </text:list-item>
              </text:list>
            </text:list-item>
          </text:list>
        </text:list-item>
      </text:list>
      <text:list xml:id="list2075192548229705351" text:style-name="L5">
        <text:list-item>
          <text:list>
            <text:list-item>
              <text:list>
                <text:list-item>
                  <text:p text:style-name="P18"><text:span text:style-name="T9">A </text:span>network <text:span text:style-name="T9">that </text:span>exists between devices with no server. This way devices communicate directly with each other instead of communicating with a server. </text:p>
                </text:list-item>
                <text:list-item>
                  <text:p text:style-name="P18">The benefits of a distributed network mostly have to do with points of failure, in a distributed network is a user drops then the network still exists. While in a Centralized network if the server disconnects all users are disconnected from each other.</text:p>
                </text:list-item>
              </text:list>
            </text:list-item>
          </text:list>
        </text:list-item>
      </text:list>
      <text:list xml:id="list173555360592026" text:continue-list="list173554867334962" text:style-name="L1">
        <text:list-item>
          <text:list>
            <text:list-item>
              <text:list>
                <text:list-item>
                  <text:p text:style-name="P12">Threads</text:p>
                </text:list-item>
              </text:list>
            </text:list-item>
          </text:list>
        </text:list-item>
      </text:list>
      <text:list xml:id="list660449703603435100" text:style-name="L6">
        <text:list-item>
          <text:list>
            <text:list-item>
              <text:list>
                <text:list-item>
                  <text:p text:style-name="P20">Everything that can be put to a separate thread has been done so. Our entire application runs asynchronously from itself, from the Service to the Server each module runs on its own.</text:p>
                </text:list-item>
              </text:list>
            </text:list-item>
          </text:list>
        </text:list-item>
      </text:list>
      <text:list xml:id="list173555265412074" text:continue-list="list173555360592026" text:style-name="L1">
        <text:list-item>
          <text:list>
            <text:list-item>
              <text:list>
                <text:list-item>
                  <text:p text:style-name="P12">Modularity</text:p>
                </text:list-item>
              </text:list>
            </text:list-item>
          </text:list>
        </text:list-item>
      </text:list>
      <text:list xml:id="list5386472617695643724" text:style-name="L7">
        <text:list-item>
          <text:list>
            <text:list-item>
              <text:list>
                <text:list-item>
                  <text:p text:style-name="P21">Each module can run on its own without the need for another. The monitor module never defines the type of any objects that the user wishes to send across. Same with the networking module. The application layer is completely unaware of what happens on the top layer.</text:p>
                </text:list-item>
              </text:list>
            </text:list-item>
          </text:list>
        </text:list-item>
      </text:list>
      <text:list xml:id="list173556066542110" text:continue-list="list173555265412074" text:style-name="L1">
        <text:list-item>
          <text:list>
            <text:list-item>
              <text:p text:style-name="P11">Development Details</text:p>
              <text:list>
                <text:list-item>
                  <text:p text:style-name="P12">Language of Implementation</text:p>
                </text:list-item>
              </text:list>
            </text:list-item>
          </text:list>
        </text:list-item>
      </text:list>
      <text:list xml:id="list3764933815156126680" text:style-name="L8">
        <text:list-item>
          <text:list>
            <text:list-item>
              <text:p text:style-name="P23"><text:span text:style-name="T8">Due to our end goal being a demo of Android devices flying drones we were heavily limited to Java for our development languages.</text:span></text:p>
            </text:list-item>
            <text:list-item>
              <text:p text:style-name="P53">We chose java over using cross platform solutions like Xamarin so that we could use native java libraries, and the increased support that google includes.</text:p>
            </text:list-item>
          </text:list>
        </text:list-item>
      </text:list>
      <text:list xml:id="list173555786719054" text:continue-list="list173556066542110" text:style-name="L1">
        <text:list-item>
          <text:list>
            <text:list-item>
              <text:list>
                <text:list-item>
                  <text:p text:style-name="P12">Supported Frameworks/API</text:p>
                </text:list-item>
              </text:list>
            </text:list-item>
          </text:list>
        </text:list-item>
      </text:list>
      <text:list xml:id="list5524123894882875208" text:style-name="L9">
        <text:list-item>
          <text:list>
            <text:list-item>
              <text:list>
                <text:list-item>
                  <text:p text:style-name="P24">Lombok</text:p>
                </text:list-item>
                <text:list-item>
                  <text:p text:style-name="P24">Volley</text:p>
                </text:list-item>
                <text:list-item>
                  <text:p text:style-name="P24">NanoHTTP</text:p>
                </text:list-item>
                <text:list-item>
                  <text:p text:style-name="P24">NSD</text:p>
                </text:list-item>
                <text:list-item>
                  <text:p text:style-name="P24">Gson</text:p>
                </text:list-item>
              </text:list>
            </text:list-item>
          </text:list>
        </text:list-item>
      </text:list>
      <text:p text:style-name="P31"/>
      <text:p text:style-name="P57"/>
      <text:list xml:id="list173555526238760" text:continue-list="list173555786719054" text:style-name="L1">
        <text:list-item>
          <text:list>
            <text:list-item>
              <text:list>
                <text:list-item>
                  <text:p text:style-name="P11">Time line of Critical Components</text:p>
                </text:list-item>
              </text:list>
            </text:list-item>
          </text:list>
        </text:list-item>
      </text:list>
      <text:p text:style-name="P1"/>
      <table:table table:name="Table1" table:style-name="Table1">
        <table:table-column table:style-name="Table1.A"/>
        <table:table-column table:style-name="Table1.B"/>
        <table:table-row>
          <table:table-cell table:style-name="Table1.A1" office:value-type="string">
            <text:p text:style-name="P7">Component</text:p>
          </table:table-cell>
          <table:table-cell table:style-name="Table1.B1" office:value-type="string">
            <text:p text:style-name="P7">Date</text:p>
          </table:table-cell>
        </table:table-row>
        <table:table-row>
          <table:table-cell table:style-name="Table1.A2" office:value-type="string">
            <text:p text:style-name="P7">Global Monitor</text:p>
          </table:table-cell>
          <table:table-cell table:style-name="Table1.B2" office:value-type="string">
            <text:p text:style-name="P8">January 19<text:span text:style-name="T2">th</text:span> 2015</text:p>
          </table:table-cell>
        </table:table-row>
        <table:table-row>
          <table:table-cell table:style-name="Table1.A2" office:value-type="string">
            <text:p text:style-name="P7">Distributed Network</text:p>
          </table:table-cell>
          <table:table-cell table:style-name="Table1.B2" office:value-type="string">
            <text:p text:style-name="P8">January 19<text:span text:style-name="T2">th</text:span> 2015</text:p>
          </table:table-cell>
        </table:table-row>
        <table:table-row>
          <table:table-cell table:style-name="Table1.A2" office:value-type="string">
            <text:p text:style-name="P7">Drone Pilot</text:p>
          </table:table-cell>
          <table:table-cell table:style-name="Table1.B2" office:value-type="string">
            <text:p text:style-name="P59">April 22<text:span text:style-name="T2">nd</text:span> 2015</text:p>
          </table:table-cell>
        </table:table-row>
        <table:table-row>
          <table:table-cell table:style-name="Table1.A2" office:value-type="string">
            <text:p text:style-name="P9">IOS Implementation</text:p>
          </table:table-cell>
          <table:table-cell table:style-name="Table1.B2" office:value-type="string">
            <text:p text:style-name="P59">N/A</text:p>
          </table:table-cell>
        </table:table-row>
      </table:table>
      <text:list xml:id="list173554783260790" text:continue-numbering="true" text:style-name="L1">
        <text:list-item>
          <text:list>
            <text:list-item>
              <text:p text:style-name="P12">Component Overview</text:p>
              <text:list>
                <text:list-item>
                  <text:p text:style-name="P11">Network Module</text:p>
                  <text:list>
                    <text:list-item>
                      <text:p text:style-name="P12">Device Info</text:p>
                    </text:list-item>
                  </text:list>
                </text:list-item>
              </text:list>
            </text:list-item>
          </text:list>
        </text:list-item>
      </text:list>
      <text:list xml:id="list8194667552131357145" text:style-name="L10">
        <text:list-item>
          <text:p text:style-name="P33">Used to serialize device information. Data tracked is ip, port, and a DeviceLocation structure.</text:p>
        </text:list-item>
        <text:list-item>
          <text:p text:style-name="P35">This structure is used as a container to send data across the network</text:p>
        </text:list-item>
        <text:list-item>
          <text:p text:style-name="P35"><text:span text:style-name="T3">Function: </text:span>toString - convert<text:span text:style-name="T3">s</text:span> itself to Json.</text:p>
        </text:list-item>
      </text:list>
      <text:list xml:id="list173556060352271" text:continue-list="list173554783260790" text:style-name="L1">
        <text:list-item>
          <text:list>
            <text:list-item>
              <text:list>
                <text:list-item>
                  <text:list>
                    <text:list-item>
                      <text:p text:style-name="P12">Device Location</text:p>
                    </text:list-item>
                  </text:list>
                </text:list-item>
              </text:list>
            </text:list-item>
          </text:list>
        </text:list-item>
      </text:list>
      <text:list xml:id="list1301674328928980040" text:style-name="L11">
        <text:list-item>
          <text:list>
            <text:list-item>
              <text:list>
                <text:list-item>
                  <text:list>
                    <text:list-item>
                      <text:p text:style-name="P34">Used to keep track of location data of a given device, data tracked is latitude, longitude, altitude, barometer pressure, speed, bearing, GPS<text:span text:style-name="T4"> </text:span>accuracy, gravity and linear acceleration.</text:p>
                    </text:list-item>
                    <text:list-item>
                      <text:p text:style-name="P36">This structure is used as a container to send data across the network</text:p>
                    </text:list-item>
                  </text:list>
                </text:list-item>
              </text:list>
            </text:list-item>
          </text:list>
        </text:list-item>
      </text:list>
      <text:list xml:id="list173555645896612" text:continue-list="list173556060352271" text:style-name="L1">
        <text:list-item>
          <text:list>
            <text:list-item>
              <text:list>
                <text:list-item>
                  <text:list>
                    <text:list-item>
                      <text:p text:style-name="P12">NetworkPeerIdentifier</text:p>
                    </text:list-item>
                  </text:list>
                </text:list-item>
              </text:list>
            </text:list-item>
          </text:list>
        </text:list-item>
      </text:list>
      <text:list xml:id="list2057314931067031564" text:style-name="L12">
        <text:list-item>
          <text:list>
            <text:list-item>
              <text:list>
                <text:list-item>
                  <text:list>
                    <text:list-item>
                      <text:p text:style-name="P38">Used to keep track of all other peers on the network. Each device contains a list of these so that they know of all peers.</text:p>
                    </text:list-item>
                  </text:list>
                </text:list-item>
              </text:list>
            </text:list-item>
          </text:list>
        </text:list-item>
      </text:list>
      <text:list xml:id="list173556087066624" text:continue-list="list173555645896612" text:style-name="L1">
        <text:list-item>
          <text:list>
            <text:list-item>
              <text:list>
                <text:list-item>
                  <text:list>
                    <text:list-item>
                      <text:p text:style-name="P12">Payload Object</text:p>
                    </text:list-item>
                  </text:list>
                </text:list-item>
              </text:list>
            </text:list-item>
          </text:list>
        </text:list-item>
      </text:list>
      <text:list xml:id="list3078324618132693900" text:style-name="L13">
        <text:list-item>
          <text:list>
            <text:list-item>
              <text:list>
                <text:list-item>
                  <text:list>
                    <text:list-item>
                      <text:p text:style-name="P39">A wrapper for the object you wish to send over the network. Other meta data is kept here for communication purposes.</text:p>
                    </text:list-item>
                    <text:list-item>
                      <text:p text:style-name="P39">Upon testing we found that the capstoneService can filter data as needed. We will need to test with a large number of devices to find if this is truly redundant.</text:p>
                    </text:list-item>
                  </text:list>
                </text:list-item>
              </text:list>
            </text:list-item>
          </text:list>
        </text:list-item>
      </text:list>
      <text:list xml:id="list173555090607576" text:continue-list="list173556087066624" text:style-name="L1">
        <text:list-item>
          <text:list>
            <text:list-item>
              <text:list>
                <text:list-item>
                  <text:list>
                    <text:list-item>
                      <text:p text:style-name="P12">Capstone Service</text:p>
                    </text:list-item>
                  </text:list>
                </text:list-item>
              </text:list>
            </text:list-item>
          </text:list>
        </text:list-item>
      </text:list>
      <text:list xml:id="list7827869136428688731" text:style-name="L14">
        <text:list-item>
          <text:list>
            <text:list-item>
              <text:list>
                <text:list-item>
                  <text:list>
                    <text:list-item>
                      <text:p text:style-name="P37">a service that manages NSD registration. <text:span text:style-name="T5">It also keeps track of all device information requires (barometer, gravity, ip, port) it also manages receiving tokens, sending Events to the global monitor, requesting data from peers. </text:span></text:p>
                    </text:list-item>
                    <text:list-item>
                      <text:p text:style-name="P40">Most calls in this Service <text:span text:style-name="T4">provide functionality to (un)package, send, and receive data to and from both local and remote recipients, either other CapstoneService instances or Monitor instances. Functionality to retrieve and share data from local sensors is also exposed.</text:span></text:p>
                    </text:list-item>
                  </text:list>
                </text:list-item>
              </text:list>
            </text:list-item>
          </text:list>
        </text:list-item>
      </text:list>
      <text:list xml:id="list173555055830833" text:continue-list="list173555090607576" text:style-name="L1">
        <text:list-item>
          <text:list>
            <text:list-item>
              <text:list>
                <text:list-item>
                  <text:list>
                    <text:list-item>
                      <text:p text:style-name="P12">Capstone Server</text:p>
                    </text:list-item>
                  </text:list>
                </text:list-item>
              </text:list>
            </text:list-item>
          </text:list>
        </text:list-item>
      </text:list>
      <text:list xml:id="list5615205190617754591" text:style-name="L15">
        <text:list-item>
          <text:list>
            <text:list-item>
              <text:list>
                <text:list-item>
                  <text:list>
                    <text:list-item>
                      <text:p text:style-name="P41">This class manages all communication over the distributed network. In our case the network will be distributed over NSD (Android) and Bonjour (IOS).</text:p>
                    </text:list-item>
                  </text:list>
                </text:list-item>
              </text:list>
            </text:list-item>
          </text:list>
        </text:list-item>
      </text:list>
      <text:list xml:id="list173555569101110" text:continue-list="list173555055830833" text:style-name="L1">
        <text:list-item>
          <text:list>
            <text:list-item>
              <text:list>
                <text:list-item>
                  <text:p text:style-name="P11">Monitor Module</text:p>
                  <text:list>
                    <text:list-item>
                      <text:p text:style-name="P12">Event</text:p>
                    </text:list-item>
                  </text:list>
                </text:list-item>
              </text:list>
            </text:list-item>
          </text:list>
        </text:list-item>
      </text:list>
      <text:list xml:id="list4531439790781567973" text:style-name="L16">
        <text:list-item>
          <text:list>
            <text:list-item>
              <text:list>
                <text:list-item>
                  <text:list>
                    <text:list-item>
                      <text:p text:style-name="P42">An event is what is sent to the monitor to register that something has changed in the underlying application. An event consists of an Event Type (Send, Receive, Internal), a Network Peer Identifier, a valuation, and a vector clock. </text:p>
                    </text:list-item>
                  </text:list>
                </text:list-item>
              </text:list>
            </text:list-item>
          </text:list>
        </text:list-item>
      </text:list>
      <text:list xml:id="list173556235156633" text:continue-list="list173555569101110" text:style-name="L1">
        <text:list-item>
          <text:list>
            <text:list-item>
              <text:list>
                <text:list-item>
                  <text:list>
                    <text:list-item>
                      <text:p text:style-name="P12">Token</text:p>
                    </text:list-item>
                  </text:list>
                </text:list-item>
              </text:list>
            </text:list-item>
          </text:list>
        </text:list-item>
      </text:list>
      <text:list xml:id="list5669429578905008235" text:style-name="L17">
        <text:list-item>
          <text:list>
            <text:list-item>
              <text:list>
                <text:list-item>
                  <text:list>
                    <text:list-item>
                      <text:p text:style-name="P43">this class is used to represent the computation slicing tokens</text:p>
                    </text:list-item>
                  </text:list>
                </text:list-item>
              </text:list>
            </text:list-item>
          </text:list>
        </text:list-item>
      </text:list>
      <text:list xml:id="list173554811315083" text:continue-list="list173556235156633" text:style-name="L1">
        <text:list-item>
          <text:list>
            <text:list-item>
              <text:list>
                <text:list-item>
                  <text:list>
                    <text:list-item>
                      <text:p text:style-name="P12"><text:soft-page-break/>Vector Clock</text:p>
                    </text:list-item>
                  </text:list>
                </text:list-item>
              </text:list>
            </text:list-item>
          </text:list>
        </text:list-item>
      </text:list>
      <text:list xml:id="list2527113193324363230" text:style-name="L18">
        <text:list-item>
          <text:list>
            <text:list-item>
              <text:list>
                <text:list-item>
                  <text:list>
                    <text:list-item>
                      <text:list>
                        <text:list-item>
                          <text:p text:style-name="P45">Represents the logical time of each process. The logical time of a process is represented by an integer which counts the events that occur in that process.</text:p>
                        </text:list-item>
                        <text:list-item>
                          <text:p text:style-name="P44">Function: Compare – compares two vector clocks and returns the required comparison depending on the outcome. Equal if both clicks are the same, Bigger if this has a more recent event, Smaller if clock has a more recent event, Concurrent if each has some more recent event</text:p>
                        </text:list-item>
                        <text:list-item>
                          <text:p text:style-name="P44">Function: Merge – Merge two vector clocks so that the merged clock contains the most recent occurring events in each process represented by the vector clocks. This returns a merged click such that the new clock contains the most recent events. Note: will throw an exception if clocks are of different size</text:p>
                        </text:list-item>
                      </text:list>
                    </text:list-item>
                  </text:list>
                </text:list-item>
              </text:list>
            </text:list-item>
          </text:list>
        </text:list-item>
      </text:list>
      <text:list xml:id="list173556244778308" text:continue-list="list173554811315083" text:style-name="L1">
        <text:list-item>
          <text:list>
            <text:list-item>
              <text:list>
                <text:list-item>
                  <text:list>
                    <text:list-item>
                      <text:p text:style-name="P12">Valuation</text:p>
                    </text:list-item>
                  </text:list>
                </text:list-item>
              </text:list>
            </text:list-item>
          </text:list>
        </text:list-item>
      </text:list>
      <text:list xml:id="list3948385339689566516" text:style-name="L19">
        <text:list-item>
          <text:list>
            <text:list-item>
              <text:list>
                <text:list-item>
                  <text:list>
                    <text:list-item>
                      <text:p text:style-name="P46">The values of the variables being monitored in the process.</text:p>
                    </text:list-item>
                  </text:list>
                </text:list-item>
              </text:list>
            </text:list-item>
          </text:list>
        </text:list-item>
      </text:list>
      <text:list xml:id="list173554830241034" text:continue-list="list173556244778308" text:style-name="L1">
        <text:list-item>
          <text:list>
            <text:list-item>
              <text:list>
                <text:list-item>
                  <text:list>
                    <text:list-item>
                      <text:p text:style-name="P12">Process State</text:p>
                    </text:list-item>
                  </text:list>
                </text:list-item>
              </text:list>
            </text:list-item>
          </text:list>
        </text:list-item>
      </text:list>
      <text:list xml:id="list4324302100375407583" text:style-name="L20">
        <text:list-item>
          <text:list>
            <text:list-item>
              <text:list>
                <text:list-item>
                  <text:list>
                    <text:list-item>
                      <text:p text:style-name="P47">Represents the state of the process. The state consists of a Valuation and a Vector Clock.</text:p>
                    </text:list-item>
                  </text:list>
                </text:list-item>
              </text:list>
            </text:list-item>
          </text:list>
        </text:list-item>
      </text:list>
      <text:list xml:id="list173554783267142" text:continue-list="list173554830241034" text:style-name="L1">
        <text:list-item>
          <text:list>
            <text:list-item>
              <text:list>
                <text:list-item>
                  <text:list>
                    <text:list-item>
                      <text:p text:style-name="P12">Automation</text:p>
                    </text:list-item>
                  </text:list>
                </text:list-item>
              </text:list>
            </text:list-item>
          </text:list>
        </text:list-item>
      </text:list>
      <text:list xml:id="list6697631634312460276" text:style-name="L21">
        <text:list-item>
          <text:list>
            <text:list-item>
              <text:p text:style-name="P48">The automaton is a finite state machine which represents the LTL3 property which is being monitored. It consists of:</text:p>
              <text:list>
                <text:list-item>
                  <text:p text:style-name="P48">Automaton States </text:p>
                </text:list-item>
                <text:list-item>
                  <text:p text:style-name="P48">Automaton Transitions</text:p>
                </text:list-item>
              </text:list>
            </text:list-item>
            <text:list-item>
              <text:p text:style-name="P25">It is important to note that the automaton does not track it's current state. This is done by the GlobalView since depending on what information is known about the global state, the automaton may need to be in a different state.</text:p>
            </text:list-item>
          </text:list>
        </text:list-item>
      </text:list>
      <text:list xml:id="list173555966104337" text:continue-list="list173554783267142" text:style-name="L1">
        <text:list-item>
          <text:list>
            <text:list-item>
              <text:list>
                <text:list-item>
                  <text:list>
                    <text:list-item>
                      <text:p text:style-name="P12">Aut<text:span text:style-name="T1">o</text:span>mation State</text:p>
                    </text:list-item>
                  </text:list>
                </text:list-item>
              </text:list>
            </text:list-item>
          </text:list>
        </text:list-item>
      </text:list>
      <text:list xml:id="list7813996983945714898" text:style-name="L22">
        <text:list-item>
          <text:p text:style-name="P49">represents a state that the automaton can enter</text:p>
        </text:list-item>
        <text:list-item>
          <text:p text:style-name="P26">type represents whether the state is an accepting, rejecting, or undecided state</text:p>
        </text:list-item>
      </text:list>
      <text:list xml:id="list173555651754492" text:continue-list="list173555966104337" text:style-name="L1">
        <text:list-item>
          <text:list>
            <text:list-item>
              <text:list>
                <text:list-item>
                  <text:list>
                    <text:list-item>
                      <text:p text:style-name="P12">Automation Transition</text:p>
                    </text:list-item>
                  </text:list>
                </text:list-item>
              </text:list>
            </text:list-item>
          </text:list>
        </text:list-item>
      </text:list>
      <text:list xml:id="list3558587202786750806" text:style-name="L23">
        <text:list-item>
          <text:p text:style-name="P27">Moves the automaton from one transition to another state.</text:p>
        </text:list-item>
        <text:list-item>
          <text:p text:style-name="P27">Has a list of conjuncts which represent the predicate that labels the transition. There are only conjunctive predicates. Any disjunctive predicates are delt with by splitting them into multiple transitions.</text:p>
        </text:list-item>
      </text:list>
      <text:list xml:id="list173554690293861" text:continue-list="list173555651754492" text:style-name="L1">
        <text:list-item>
          <text:list>
            <text:list-item>
              <text:list>
                <text:list-item>
                  <text:list>
                    <text:list-item>
                      <text:p text:style-name="P12">Conjunct</text:p>
                    </text:list-item>
                  </text:list>
                </text:list-item>
              </text:list>
            </text:list-item>
          </text:list>
        </text:list-item>
      </text:list>
      <text:list xml:id="list4839619233884323246" text:style-name="L24">
        <text:list-item>
          <text:list>
            <text:list-item>
              <text:p text:style-name="P28">Represents a Boolean expression that is used to evaluate the predicate labelling a transition.</text:p>
            </text:list-item>
            <text:list-item>
              <text:p text:style-name="P28">The expression is represented by a Boolean Expression Tree</text:p>
            </text:list-item>
          </text:list>
        </text:list-item>
      </text:list>
      <text:list xml:id="list173555616849752" text:continue-list="list173554690293861" text:style-name="L1">
        <text:list-item>
          <text:list>
            <text:list-item>
              <text:list>
                <text:list-item>
                  <text:list>
                    <text:list-item>
                      <text:p text:style-name="P12">Boolean Expression Tree</text:p>
                    </text:list-item>
                  </text:list>
                </text:list-item>
              </text:list>
            </text:list-item>
          </text:list>
        </text:list-item>
      </text:list>
      <text:list xml:id="list2873725062935918074" text:style-name="L25">
        <text:list-item>
          <text:list>
            <text:list-item>
              <text:list>
                <text:list-item>
                  <text:list>
                    <text:list-item>
                      <text:p text:style-name="P29">Represents simple Boolean expressions (IE, x &gt; 2, y == 5) and uses Valuations to evaluate these expressions and return the result.</text:p>
                    </text:list-item>
                  </text:list>
                </text:list-item>
              </text:list>
            </text:list-item>
          </text:list>
        </text:list-item>
      </text:list>
      <text:list xml:id="list173555421217259" text:continue-list="list173555616849752" text:style-name="L1">
        <text:list-item>
          <text:list>
            <text:list-item>
              <text:list>
                <text:list-item>
                  <text:list>
                    <text:list-item>
                      <text:p text:style-name="P13">Global View</text:p>
                    </text:list-item>
                  </text:list>
                </text:list-item>
              </text:list>
            </text:list-item>
          </text:list>
        </text:list-item>
      </text:list>
      <text:list xml:id="list4648019502119990831" text:style-name="L34">
        <text:list-item>
          <text:list>
            <text:list-item>
              <text:list>
                <text:list-item>
                  <text:list>
                    <text:list-item>
                      <text:list>
                        <text:list-item>
                          <text:p text:style-name="P56"><text:span text:style-name="T12">Tracks what is known about the global state of the system, and uses tokens to retrieve information from other processes to update it's knowledge of the global state.</text:span></text:p>
                        </text:list-item>
                      </text:list>
                    </text:list-item>
                  </text:list>
                </text:list-item>
              </text:list>
            </text:list-item>
          </text:list>
        </text:list-item>
      </text:list>
      <text:list xml:id="list173555870608230" text:continue-list="list173555421217259" text:style-name="L1">
        <text:list-item>
          <text:list>
            <text:list-item>
              <text:list>
                <text:list-item>
                  <text:p text:style-name="P54">Drone Auto Pilot</text:p>
                </text:list-item>
              </text:list>
            </text:list-item>
          </text:list>
        </text:list-item>
      </text:list>
      <text:list xml:id="list8657785845470885518" text:style-name="L26">
        <text:list-item>
          <text:list>
            <text:list-item>
              <text:list>
                <text:list-item>
                  <text:list>
                    <text:list-item>
                      <text:p text:style-name="P50"><text:span text:style-name="T11">Auto Pilot</text:span></text:p>
                      <text:list>
                        <text:list-item>
                          <text:p text:style-name="P55">Uses the MissionProxy and MissionItemProxy modules provided by droidplanner to create a flight path for the drone</text:p>
                        </text:list-item>
                        <text:list-item>
                          <text:p text:style-name="P55"><text:soft-page-break/>Flight path is provided by the main MapsActivity, the user picks a path for the drone <text:s/>to fly.</text:p>
                        </text:list-item>
                      </text:list>
                    </text:list-item>
                    <text:list-item>
                      <text:p text:style-name="P55">MissionItemProxy / MissionProxy</text:p>
                      <text:list>
                        <text:list-item>
                          <text:p text:style-name="P55">these are two functions used to abstract the MissionItem and Mission classes provided in the 3dr Services API</text:p>
                        </text:list-item>
                      </text:list>
                    </text:list-item>
                  </text:list>
                </text:list-item>
              </text:list>
            </text:list-item>
          </text:list>
        </text:list-item>
      </text:list>
      <text:list xml:id="list1530270667278181760" text:style-name="L33">
        <text:list-item>
          <text:list>
            <text:list-header>
              <text:p text:style-name="P32"/>
            </text:list-header>
          </text:list>
        </text:list-item>
      </text:list>
      <text:list xml:id="list173554970243617" text:continue-list="list173555870608230" text:style-name="L1">
        <text:list-item>
          <text:list>
            <text:list-item>
              <text:p text:style-name="P12">System Architecture</text:p>
            </text:list-item>
          </text:list>
        </text:list-item>
      </text:list>
      <text:list xml:id="list3125456666018559233" text:style-name="L27">
        <text:list-item>
          <text:list>
            <text:list-item>
              <text:p text:style-name="P51">Application -&gt; Distributed Network -&gt; Global Monitoring Algorithm</text:p>
            </text:list-item>
            <text:list-item>
              <text:p text:style-name="P51"><text:span text:style-name="T6">W</text:span>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51">The distributed network is a layer in between the Application and the Global Monitor. The network is a link layer between the two that manages all IP/port connections.</text:p>
            </text:list-item>
            <text:list-item>
              <text:p text:style-name="P22">In our case the application layer will be the drone pilot program. Due to the fact that we do not have drones design of this module has been postponed.</text:p>
            </text:list-item>
          </text:list>
        </text:list-item>
      </text:list>
      <text:list xml:id="list173554691796416" text:continue-list="list173554970243617" text:style-name="L1">
        <text:list-item>
          <text:list>
            <text:list-item>
              <text:p text:style-name="P12">Communication Protocol</text:p>
            </text:list-item>
          </text:list>
        </text:list-item>
      </text:list>
      <text:list xml:id="list4088670486498596576" text:style-name="L28">
        <text:list-item>
          <text:list>
            <text:list-item>
              <text:p text:style-name="P52">Communication is handled by using Json. All data is serialized into Structures described above. The structure then be converted into Json and are then sent over the network. The receiving device unpacks the <text:span text:style-name="T7">J</text:span>son and interprets the data as needed.</text:p>
            </text:list-item>
          </text:list>
        </text:list-item>
      </text:list>
      <text:list xml:id="list173555870056061" text:continue-list="list173554691796416" text:style-name="L1">
        <text:list-item>
          <text:list>
            <text:list-item>
              <text:p text:style-name="P12">Monitor Algorithm Overview</text:p>
            </text:list-item>
          </text:list>
        </text:list-item>
      </text:list>
      <text:list xml:id="list3868242349016691959" text:style-name="L29">
        <text:list-item>
          <text:list>
            <text:list-item>
              <text:p text:style-name="P30">The monitor algorithm verifies that specified properties hold throughout the system. It receives events from the process it is monitoring and records the information from that event. When information from another process is needed the monitor sends a token to that process to request the information. The receiving monitor then processes the token, adding to it the requested information and sends it back to where it originated. This mechanism propagates information about the state of the system throughout the processes, and allows them to collectively determine whether the systems satisfies a given propert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08:20.508000000</meta:creation-date>
    <dc:date>2015-04-11T17:35:54.056841498</dc:date>
    <meta:editing-duration>PT17M53S</meta:editing-duration>
    <meta:editing-cycles>5</meta:editing-cycles>
    <meta:generator>LibreOffice/4.2.7.2$Linux_X86_64 LibreOffice_project/420m0$Build-2</meta:generator>
    <dc:creator>Evan Holtrop</dc:creator>
    <meta:document-statistic meta:table-count="1" meta:image-count="0" meta:object-count="0" meta:page-count="6" meta:paragraph-count="148" meta:word-count="1569" meta:character-count="9202" meta:non-whitespace-character-count="7902"/>
  </office:meta>
</office:document-meta>
</file>